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mazon Ember" svg:font-family="'Amazon Ember', Arial, sans-serif"/>
    <style:font-face style:name="Arial2" svg:font-family="Arial, Helvetica, sans-serif"/>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2.334in" style:keep-together="true" fo:keep-together="auto"/>
    </style:style>
    <style:style style:name="Table1.3" style:family="table-row">
      <style:table-row-properties style:min-row-height="2.0653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0.6764in" style:keep-together="true" fo:keep-together="auto"/>
    </style:style>
    <style:style style:name="Table1.6" style:family="table-row">
      <style:table-row-properties style:min-row-height="0.586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2.1604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0.9521in"/>
    </style:style>
    <style:style style:name="Table4.C" style:family="table-column">
      <style:table-column-properties style:column-width="3.3486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2"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3"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6"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7"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8"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9"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0"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1"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2"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3"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4"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5"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16" style:family="paragraph" style:parent-style-name="Standard">
      <style:paragraph-properties fo:margin-top="0in" fo:margin-bottom="0in"/>
      <style:text-properties style:font-name="Arial1" style:font-name-complex="Arial4"/>
    </style:style>
    <style:style style:name="P17" style:family="paragraph" style:parent-style-name="Standard">
      <style:paragraph-properties fo:margin-top="0in" fo:margin-bottom="0in" fo:line-height="100%"/>
      <style:text-properties style:font-name="Arial1" fo:font-style="italic" style:font-style-asian="italic" style:font-name-complex="Arial4"/>
    </style:style>
    <style:style style:name="P18"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19"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2" style:family="paragraph" style:parent-style-name="Standard">
      <style:paragraph-properties fo:margin-top="0in" fo:margin-bottom="0in" fo:line-height="100%"/>
      <style:text-properties fo:font-style="normal" style:font-style-asian="normal" style:font-style-complex="normal"/>
    </style:style>
    <style:style style:name="P23"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24"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25" style:family="paragraph" style:parent-style-name="Body">
      <style:paragraph-properties fo:margin-top="0in" fo:margin-bottom="0in" fo:padding="0in" fo:border="none"/>
    </style:style>
    <style:style style:name="P26" style:family="paragraph" style:parent-style-name="Body">
      <style:paragraph-properties fo:margin-top="0in" fo:margin-bottom="0in" fo:line-height="100%"/>
    </style:style>
    <style:style style:name="P27"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28"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29"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0"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1"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2"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3"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35"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36"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37"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38"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39"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0"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1"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2"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3"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44"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45"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46"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47" style:family="paragraph" style:parent-style-name="Text_20_body">
      <style:paragraph-properties fo:margin-left="0in" fo:margin-right="0in" fo:margin-top="0in" fo:margin-bottom="0.1665in" fo:orphans="2" fo:widows="2" fo:text-indent="0in" style:auto-text-indent="false"/>
      <style:text-properties fo:font-variant="normal" fo:text-transform="none" fo:color="#1f2328" style:font-name="apple-system" fo:font-size="12pt" fo:letter-spacing="normal" fo:font-style="normal" fo:font-weight="normal"/>
    </style:style>
    <style:style style:name="P48" style:family="paragraph" style:parent-style-name="List_20_Paragraph">
      <style:text-properties style:font-name="Arial" fo:font-size="10pt" style:font-size-asian="10pt" style:font-size-complex="10pt"/>
    </style:style>
    <style:style style:name="P49" style:family="paragraph" style:parent-style-name="List_20_Paragraph">
      <style:text-properties style:font-name="Arial1" fo:font-size="12pt" style:font-size-asian="12pt" style:font-name-complex="Arial4" style:font-size-complex="12pt"/>
    </style:style>
    <style:style style:name="P50"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51" style:family="paragraph" style:parent-style-name="Standard">
      <style:paragraph-properties fo:margin-top="0in" fo:margin-bottom="0.0835in" fo:line-height="100%"/>
    </style:style>
    <style:style style:name="P52"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53"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54"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55"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56"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57"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58"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59"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60"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61"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62" style:family="paragraph" style:parent-style-name="Standard">
      <style:text-properties style:font-name="Arial1" fo:language="en" fo:country="GB" style:text-underline-style="none" fo:font-weight="bold" style:font-weight-asian="bold" style:font-name-complex="Arial4" style:font-weight-complex="bold"/>
    </style:style>
    <style:style style:name="P63"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64"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65" style:family="paragraph" style:parent-style-name="Standard">
      <style:paragraph-properties fo:break-before="page"/>
      <style:text-properties style:font-name="Arial1" fo:font-size="12pt" style:font-size-asian="12pt" style:font-name-complex="Arial4" style:font-size-complex="12pt"/>
    </style:style>
    <style:style style:name="P66" style:family="paragraph" style:parent-style-name="Text_20_body">
      <style:text-properties fo:font-style="italic" style:font-style-asian="italic" style:font-style-complex="italic"/>
    </style:style>
    <style:style style:name="P67" style:family="paragraph" style:parent-style-name="Text_20_body">
      <style:text-properties style:font-name="Arial" fo:font-size="10pt" style:font-size-asian="10pt" style:font-size-complex="10pt"/>
    </style:style>
    <style:style style:name="P68"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69" style:family="paragraph" style:parent-style-name="Table_20_Contents">
      <style:text-properties fo:font-size="2pt" style:font-size-asian="2pt" style:font-size-complex="2pt"/>
    </style:style>
    <style:style style:name="P70" style:family="paragraph" style:parent-style-name="Table_20_Contents">
      <style:paragraph-properties fo:padding-left="0.1354in" fo:padding-right="0.1354in" fo:padding-top="0.0626in" fo:padding-bottom="0.0626in" fo:border="0.0008in solid #000000"/>
    </style:style>
    <style:style style:name="P71" style:family="paragraph" style:parent-style-name="Table_20_Heading">
      <style:paragraph-properties fo:padding-left="0.1354in" fo:padding-right="0.1354in" fo:padding-top="0.0626in" fo:padding-bottom="0.0626in" fo:border="0.0008in solid #000000"/>
    </style:style>
    <style:style style:name="P72" style:family="paragraph" style:parent-style-name="Heading_20_2">
      <style:text-properties fo:font-variant="normal" fo:text-transform="none" fo:color="#1f2328" style:font-name="apple-system" fo:font-size="10pt" fo:letter-spacing="normal" fo:font-style="normal" style:font-size-asian="10pt" style:font-size-complex="10pt"/>
    </style:style>
    <style:style style:name="P73" style:family="paragraph" style:parent-style-name="Heading_20_3">
      <style:text-properties fo:font-size="12pt" style:font-size-asian="12pt" style:font-size-complex="12pt"/>
    </style:style>
    <style:style style:name="P74" style:family="paragraph" style:parent-style-name="Standard" style:master-page-name="Standard">
      <style:paragraph-properties fo:margin-top="0in" fo:margin-bottom="0in" style:page-number="auto"/>
    </style:style>
    <style:style style:name="P75" style:family="paragraph" style:parent-style-name="Standard" style:list-style-name="WWNum17">
      <style:paragraph-properties fo:margin-top="0in" fo:margin-bottom="0in"/>
    </style:style>
    <style:style style:name="P76"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77"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78"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79"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80"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81"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82" style:family="paragraph" style:parent-style-name="Standard" style:list-style-name="WWNum19">
      <style:paragraph-properties fo:margin-top="0in" fo:margin-bottom="0in"/>
    </style:style>
    <style:style style:name="P83" style:family="paragraph" style:parent-style-name="Standard" style:list-style-name="WWNum23">
      <style:paragraph-properties fo:margin-top="0in" fo:margin-bottom="0in"/>
    </style:style>
    <style:style style:name="P84"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5" style:family="paragraph" style:parent-style-name="Standard" style:list-style-name="L8">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6"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weight-complex="bold"/>
    </style:style>
    <style:style style:name="P87" style:family="paragraph" style:parent-style-name="Standard">
      <style:paragraph-properties fo:margin-top="0in" fo:margin-bottom="0in" fo:line-height="100%"/>
    </style:style>
    <style:style style:name="P88" style:family="paragraph" style:parent-style-name="Standard">
      <style:text-properties fo:font-weight="normal" style:font-weight-asian="normal" style:font-weight-complex="normal"/>
    </style:style>
    <style:style style:name="P89" style:family="paragraph" style:parent-style-name="Standard" style:list-style-name="L1">
      <style:paragraph-properties fo:margin-top="0in" fo:margin-bottom="0.111in"/>
    </style:style>
    <style:style style:name="P90"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91" style:family="paragraph" style:parent-style-name="Body" style:list-style-name="L1">
      <style:paragraph-properties fo:padding="0in" fo:border="none"/>
    </style:style>
    <style:style style:name="P92" style:family="paragraph" style:parent-style-name="Body" style:list-style-name="WWNum25">
      <style:paragraph-properties fo:margin-left="0.4957in" fo:margin-right="0in" fo:margin-top="0in" fo:margin-bottom="0in" fo:text-indent="-0.248in" style:auto-text-indent="false"/>
    </style:style>
    <style:style style:name="P93" style:family="paragraph" style:parent-style-name="List_20_Paragraph" style:list-style-name="L1"/>
    <style:style style:name="P94" style:family="paragraph" style:parent-style-name="List_20_Paragraph" style:list-style-name="L1">
      <style:paragraph-properties fo:padding="0in" fo:border="none"/>
    </style:style>
    <style:style style:name="P95" style:family="paragraph" style:parent-style-name="List_20_Paragraph" style:list-style-name="L1">
      <style:paragraph-properties fo:margin-top="0in" fo:margin-bottom="0.25in" fo:background-color="#ffffff" fo:padding="0in" fo:border="none">
        <style:background-image/>
      </style:paragraph-properties>
    </style:style>
    <style:style style:name="P96"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97"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98"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99"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100"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101" style:family="paragraph" style:parent-style-name="List_20_Paragraph" style:list-style-name="L2">
      <style:paragraph-properties fo:margin-top="0in" fo:margin-bottom="0.0835in" fo:line-height="100%"/>
    </style:style>
    <style:style style:name="P102" style:family="paragraph" style:parent-style-name="List_20_Paragraph" style:list-style-name="L2">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103"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104" style:family="paragraph" style:parent-style-name="List_20_Paragraph" style:list-style-name="L2">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105" style:family="paragraph" style:parent-style-name="List_20_Paragraph" style:list-style-name="L3">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6"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7" style:family="paragraph" style:parent-style-name="List_20_Paragraph" style:list-style-name="L7">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8" style:family="paragraph" style:parent-style-name="List_20_Paragraph" style:list-style-name="L5">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9"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10" style:family="paragraph" style:parent-style-name="List_20_Paragraph" style:list-style-name="L3">
      <style:paragraph-properties fo:margin-top="0in" fo:margin-bottom="0in" fo:line-height="100%"/>
    </style:style>
    <style:style style:name="P111" style:family="paragraph" style:parent-style-name="List_20_Paragraph" style:list-style-name="L6">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font-style="normal" style:font-style-asian="normal" style:font-style-complex="normal"/>
    </style:style>
    <style:style style:name="T47" style:family="text">
      <style:text-properties fo:font-style="italic" style:font-style-asian="italic" style:font-style-complex="italic"/>
    </style:style>
    <style:style style:name="T48" style:family="text">
      <style:text-properties style:font-style-complex="normal"/>
    </style:style>
    <style:style style:name="T49" style:family="text">
      <style:text-properties fo:font-variant="normal" fo:text-transform="none" fo:color="#0f1111" style:font-name="Amazon Ember" fo:font-size="7.65000009536743pt" fo:letter-spacing="normal" fo:font-weight="normal"/>
    </style:style>
    <style:style style:name="T50" style:family="text">
      <style:text-properties fo:font-variant="normal" fo:text-transform="none" fo:color="#0f1111" style:font-name="Arial" fo:font-size="7.65000009536743pt" fo:letter-spacing="normal" fo:font-weight="normal"/>
    </style:style>
    <style:style style:name="T51" style:family="text">
      <style:text-properties fo:font-variant="normal" fo:text-transform="none" fo:color="#0f1111" style:font-name="Arial" fo:font-size="9pt" fo:letter-spacing="normal" fo:font-weight="normal" style:font-size-asian="9pt" style:font-size-complex="9pt"/>
    </style:style>
    <style:style style:name="T52" style:family="text">
      <style:text-properties fo:font-variant="normal" fo:text-transform="none" fo:color="#0f1111" style:font-name="Arial" fo:letter-spacing="normal" fo:font-weight="normal" style:font-size-asian="10pt" style:font-size-complex="10pt"/>
    </style:style>
    <style:style style:name="T53" style:family="text">
      <style:text-properties style:font-size-asian="10pt" style:font-style-asian="normal" style:font-name-complex="Arial4" style:font-size-complex="10pt" style:font-style-complex="normal"/>
    </style:style>
    <style:style style:name="T54" style:family="text">
      <style:text-properties style:font-name="Arial" style:font-size-asian="10pt" style:font-style-asian="normal" style:font-name-complex="Arial4" style:font-size-complex="10pt" style:font-style-complex="normal"/>
    </style:style>
    <style:style style:name="T55" style:family="text">
      <style:text-properties style:font-name="Arial" fo:font-size="9pt" style:font-size-asian="9pt" style:font-style-asian="normal" style:font-name-complex="Arial4" style:font-size-complex="9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2">HardwareX</text:span><text:span text:style-name="T3"> article template </text:span><text:span text:style-name="T6">Version 2 (June 2021)</text:span></text:p>
      <text:p text:style-name="P11"/>
      <text:p text:style-name="P25"><text:span text:style-name="T35">Before you complete this template</text:span><text:span text:style-name="T34">, a few important points to note:</text:span></text:p>
      <text:p text:style-name="P16"/>
      <text:list xml:id="list1239255628346930662" text:style-name="L1">
        <text:list-item>
          <text:p text:style-name="P91"><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3"><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89"><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4"><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95"><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62">Still got questions?</text:p>
      <text:list xml:id="list2683557765772254388" text:style-name="WWNum25">
        <text:list-item>
          <text:p text:style-name="P92"><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59"/>
      <text:p text:style-name="P16"><text:bookmark-end text:name="_Hlk73879819"/></text:p>
      <text:p text:style-name="P60"><text:bookmark-start text:name="_Hlk73532537"/>Now you are ready to fill in the template below. As you complete each section, please carefully read the associated instructions. All sections are mandatory.</text:p>
      <text:p text:style-name="P61">Once you have completed the template, delete this line and everything above it before submitting your article. In addition, please delete the instructions in the template (the text written in italics).</text:p>
      <text:p text:style-name="P21">- - - - - - - - - - - - - - - - - - - - - - - - - - - - - - - - - - - - - - - - - - - - - - - - - - - - - - - - - - - - - - - - </text:p>
      <text:p text:style-name="P12"><text:bookmark-end text:name="_Hlk73532537"/></text:p>
      <text:p text:style-name="P29">Article title</text:p>
      <text:p text:style-name="P32">A General Purpose Alarm Device (GPAD)</text:p>
      <text:p text:style-name="P27"/>
      <text:p text:style-name="P29">Authors</text:p>
      <text:p text:style-name="P64">Robert L. Read*, Lawrence Kincheloe, Forrest Lee Erickson</text:p>
      <text:p text:style-name="P28"><text:soft-page-break/></text:p>
      <text:p text:style-name="P29">Affiliations</text:p>
      <text:p text:style-name="P34">Robert L. Read<text:tab/><text:tab/>Lawrence Kincheloe<text:tab/>Forrest Lee Erickson</text:p>
      <text:p text:style-name="P34">Public Invention<text:tab/><text:tab/><text:tab/><text:tab/><text:tab/>Public Invention</text:p>
      <text:p text:style-name="P34">1709 Norris Dr.<text:tab/><text:tab/><text:tab/><text:tab/><text:tab/>1709 Norris Dr.</text:p>
      <text:p text:style-name="P34">Austin, TX, 78704<text:tab/><text:tab/><text:tab/><text:tab/>Austin, TX, 78704</text:p>
      <text:p text:style-name="P27"/>
      <text:p text:style-name="P29">Corresponding author’s email address and Twitter handle</text:p>
      <text:p text:style-name="P33"><text:a xlink:type="simple" xlink:href="mailto:Iread.robert@pubinv.org" text:style-name="Internet_20_link" text:visited-style-name="Visited_20_Internet_20_Link"><text:span text:style-name="T46">read.robert@pubinv.org</text:span></text:a></text:p>
      <text:p text:style-name="P34">twitter: @robertleeread</text:p>
      <text:p text:style-name="P30"/>
      <text:p text:style-name="P13">Abstract </text:p>
      <text:p text:style-name="P5">Max. 200 words. Remember that the abstract is what readers see first in electronic abstracting &amp; indexing services - make it brief, specific, interesting and easy to understand. If a research article refers to your hardware, cite that research article here.</text:p>
      <text:p text:style-name="P5"/>
      <text:p text:style-name="P86"><text:span text:style-name="T48">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and noise.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span></text:p>
      <text:p text:style-name="P14"/>
      <text:p text:style-name="P20"><text:span text:style-name="T33">Keywords</text:span><text:span text:style-name="T32"> </text:span></text:p>
      <text:p text:style-name="P1">alarms, arduino, UNO, SPI, medical alarms, monitoring</text:p>
      <text:p text:style-name="P15"/>
      <text:p text:style-name="P55">Specifications table </text:p>
      <text:p text:style-name="P24">Please replace the italicized instructions in the right column of the table with the relevant information about your hardware.</text:p>
      <text:p text:style-name="P23"/>
      <table:table table:name="Table1" table:style-name="Table1">
        <table:table-column table:style-name="Table1.A"/>
        <table:table-column table:style-name="Table1.B"/>
        <table:table-row table:style-name="Table1.1">
          <table:table-cell table:style-name="Table1.A1" office:value-type="string">
            <text:p text:style-name="P8">Hardware name</text:p>
          </table:table-cell>
          <table:table-cell table:style-name="Table1.A1" office:value-type="string">
            <text:p text:style-name="P1">General Purpose Alarm Device (GPAD) v2.0</text:p>
          </table:table-cell>
        </table:table-row>
        <table:table-row table:style-name="Table1.2">
          <table:table-cell table:style-name="Table1.A1" office:value-type="string">
            <text:p text:style-name="P8">Subject area</text:p>
          </table:table-cell>
          <table:table-cell table:style-name="Table1.A1" office:value-type="string">
            <text:p text:style-name="P54">General</text:p>
          </table:table-cell>
        </table:table-row>
        <text:soft-page-break/>
        <table:table-row table:style-name="Table1.3">
          <table:table-cell table:style-name="Table1.A1" office:value-type="string">
            <text:p text:style-name="P8">Hardware type</text:p>
          </table:table-cell>
          <table:table-cell table:style-name="Table1.A1" office:value-type="string">
            <text:list xml:id="list8145296980113472998" text:style-name="WWNum11">
              <text:list-header>
                <text:p text:style-name="P96">Other: general alarms <text:s/>for digitally detectable alert conditions</text:p>
              </text:list-header>
            </text:list>
          </table:table-cell>
        </table:table-row>
        <table:table-row table:style-name="Table1.4">
          <table:table-cell table:style-name="Table1.A1" office:value-type="string">
            <text:p text:style-name="P8">Closest commercial analog</text:p>
          </table:table-cell>
          <table:table-cell table:style-name="Table1.A1" office:value-type="string">
            <text:p text:style-name="P1">No know commercial analog is available.</text:p>
          </table:table-cell>
        </table:table-row>
        <table:table-row table:style-name="Table1.5">
          <table:table-cell table:style-name="Table1.A1" office:value-type="string">
            <text:p text:style-name="P8">Open source license</text:p>
          </table:table-cell>
          <table:table-cell table:style-name="Table1.A1" office:value-type="string">
            <text:p text:style-name="P44">CERN Open Hardware Licence Version 2 - Strongly Reciprocal</text:p>
            <text:p text:style-name="P66"><text:line-break/></text:p>
          </table:table-cell>
        </table:table-row>
        <table:table-row table:style-name="Table1.6">
          <table:table-cell table:style-name="Table1.A1" office:value-type="string">
            <text:p text:style-name="P8">Cost of hardware</text:p>
          </table:table-cell>
          <table:table-cell table:style-name="Table1.B6" office:value-type="currency" office:currency="USD" office:value="100">
            <text:p text:style-name="P1">$100.00</text:p>
          </table:table-cell>
        </table:table-row>
        <table:table-row table:style-name="Table1.7">
          <table:table-cell table:style-name="Table1.A1" office:value-type="string">
            <text:p text:style-name="P8">Source file repository </text:p>
          </table:table-cell>
          <table:table-cell table:style-name="Table1.A1" office:value-type="string">
            <text:p text:style-name="P20"><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0"><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0"><text:span text:style-name="T4">OSHWA certification UID<text:line-break/></text:span><text:span text:style-name="T8">(OPTIONAL)</text:span></text:p>
          </table:table-cell>
          <table:table-cell table:style-name="Table1.A1" office:value-type="string">
            <text:p text:style-name="P90">US002352</text:p>
          </table:table-cell>
        </table:table-row>
      </table:table>
      <text:p text:style-name="P15"/>
      <text:list xml:id="list2393969352073580320" text:style-name="WWNum8">
        <text:list-item>
          <text:p text:style-name="P100">Hardware in context</text:p>
        </text:list-item>
      </text:list>
      <text:p text:style-name="P97">Write a short description of the hardware and provide context, i.e., describe similar open hardware and proprietary equipment in the field.</text:p>
      <text:p text:style-name="P97"/>
      <text:p text:style-name="P98">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closest device we know of is the Adafruit Towerlight (<text:a xlink:type="simple" xlink:href="file:///Users/robertread/PubInv/general-alarm-device/doc/(https://www.adafruit.com/product/2993%3Fgclid=Cj0KCQjw1_SkBhDwARIsANbGpFvUfOjRzDpbbZuxV3t5SJdU_1QjtNbdfQBfba1omda9K5lBMJjm-LgaAqsyEALw_wcB)" text:style-name="Internet_20_link" text:visited-style-name="Visited_20_Internet_20_Link">Product ID: <text:s/>2993</text:a>), an example <text:soft-page-break/>of a “stacklight”, but it does not seem to have a digital interface, and has no text output capability, and no abstract API. Although we believe a GPAD is a widely usable device, its use is of course confined to manufacturers, makers, or engineers who are capable of programming it, which may preclude the market volume associated with consumer devices.</text:p>
      <text:p text:style-name="P98"/>
      <text:p text:style-name="P99"><text:span text:style-name="T53">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4">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4">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2">3-01-0889</text:span></text:a><text:span text:style-name="T52">. </text:span></text:p>
      <text:p text:style-name="P98"/>
      <text:p text:style-name="P46"/>
      <text:list xml:id="list699600193" text:continue-numbering="true" text:style-name="WWNum8">
        <text:list-item>
          <text:p text:style-name="P100">Hardware description</text:p>
        </text:list-item>
      </text:list>
      <text:p text:style-name="P20"><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20"><text:span text:style-name="T7"/></text:p>
      <text:p text:style-name="P98">We have designed a printed wiring assembly and an enclosure. <text:s/>The enclosure is approximately 160mm x 110mm x <text:s/>50mm (6”x4.25”x1.75”) <text:s/>The assembly weights 232 grams (exclusive of any power supply).</text:p>
      <text:p text:style-name="P1">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1"/>
      <text:p text:style-name="P1">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1"/>
      <text:p text:style-name="P3">Add 3-5 bullet points which broadly explain to other researchers - inside or outside of the original user community - how the hardware could help them, with either standard or novel laboratory tasks.</text:p>
      <text:p text:style-name="P1">The GPAD Hardware Features:</text:p>
      <text:list xml:id="list5231524789103953631" text:style-name="L8">
        <text:list-item>
          <text:p text:style-name="P85">Five Bright LEDs, </text:p>
        </text:list-item>
        <text:list-item>
          <text:p text:style-name="P85">A buzzer to indicate urgent attention required, </text:p>
        </text:list-item>
        <text:list-item>
          <text:p text:style-name="P85">A button (to mute that buzzer) for minimum user feedback, </text:p>
        </text:list-item>
        <text:list-item>
          <text:p text:style-name="P85">A 20x4 character display to provide detailed information to the user.</text:p>
        </text:list-item>
        <text:list-item>
          <text:p text:style-name="P85">Enclosure which can be vertically mounted by hanging for example with wire ties.</text:p>
        </text:list-item>
      </text:list>
      <text:p text:style-name="P1">But </text:p>
      <text:p text:style-name="P1"/>
      <text:p text:style-name="P52">Design files</text:p>
      <text:p text:style-name="P51"><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3044293681883927504" text:style-name="L2">
        <text:list-item>
          <text:p text:style-name="P101"><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102">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104">Include your design files in the body of the manuscript (e.g., as figures).</text:p>
        </text:list-item>
      </text:list>
      <text:p text:style-name="P4"/>
      <text:p text:style-name="P20"><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3"><text:soft-page-break/></text:p>
      <text:p text:style-name="P20"><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3"/>
      <text:p text:style-name="P20"><text:span text:style-name="T12">Electronics</text:span><text:span text:style-name="T7">: PCB layouts and other electronics design files can be uploaded to the </text:span><text:span text:style-name="T7"> or other repositories or as supplementary materials. </text:span></text:p>
      <text:p text:style-name="P6"/>
      <text:p text:style-name="P20"><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3"/>
      <text:list xml:id="list377797199" text:continue-list="list699600193" text:style-name="WWNum8">
        <text:list-item>
          <text:p text:style-name="P103">Design files summary</text:p>
        </text:list-item>
      </text:list>
      <text:p text:style-name="P3">Complete a separate row for each design file associated with your hardware (including the primary design files). Any empty rows should be deleted.</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Design file name</text:p>
          </table:table-cell>
          <table:table-cell table:style-name="Table2.A1" office:value-type="string">
            <text:p text:style-name="P7">File type</text:p>
          </table:table-cell>
          <table:table-cell table:style-name="Table2.A1" office:value-type="string">
            <text:p text:style-name="P7">Open source license</text:p>
          </table:table-cell>
          <table:table-cell table:style-name="Table2.A1" office:value-type="string">
            <text:p text:style-name="P7">Location of the file </text:p>
          </table:table-cell>
        </table:table-row>
        <table:table-row table:style-name="Table2.2">
          <table:table-cell table:style-name="Table2.A1" office:value-type="string">
            <text:p text:style-name="P3">For example: Design file 1</text:p>
          </table:table-cell>
          <table:table-cell table:style-name="Table2.A1" office:value-type="string">
            <text:p text:style-name="P3">e.g., CAD files, figures, videos</text:p>
          </table:table-cell>
          <table:table-cell table:style-name="Table2.A1" office:value-type="string">
            <text:p text:style-name="P3">All designs must be submitted under an open hardware license. Enter the corresponding open source license for the file.</text:p>
          </table:table-cell>
          <table:table-cell table:style-name="Table2.A1" office:value-type="string">
            <text:p text:style-name="P3">Either enter the URL for the repository or the sentence: "Available with the article".</text:p>
          </table:table-cell>
        </table:table-row>
        <table:table-row table:style-name="Table2.3">
          <table:table-cell table:style-name="Table2.A3" office:value-type="string">
            <text:p text:style-name="P2">Firmware</text:p>
          </table:table-cell>
          <table:table-cell table:style-name="Table2.A3" office:value-type="string">
            <text:p text:style-name="P8">A folder with source files. A README.md there descirbes the various source files</text:p>
          </table:table-cell>
          <table:table-cell table:style-name="Table2.A3" office:value-type="string">
            <text:p text:style-name="P8">Firmware: Affero GPL 3.0</text:p>
          </table:table-cell>
          <table:table-cell table:style-name="Table2.A3" office:value-type="string">
            <text:p text:style-name="P8">https://github.com/PubInv/general-purpose-alarm-device/tree/main/Firmware</text:p>
          </table:table-cell>
        </table:table-row>
        <table:table-row table:style-name="Table2.3">
          <table:table-cell table:style-name="Table2.A3" office:value-type="string">
            <text:p text:style-name="P8">Hardware</text:p>
          </table:table-cell>
          <table:table-cell table:style-name="Table2.A3" office:value-type="string">
            <text:p text:style-name="P8">Folder holding a README describing the subfolders to follow.</text:p>
          </table:table-cell>
          <table:table-cell table:style-name="Table2.A3" office:value-type="string">
            <text:p text:style-name="P8">CERN Open Hardware Licence Version 2 - Strongly Reciprocal</text:p>
          </table:table-cell>
          <table:table-cell table:style-name="Table2.A3" office:value-type="string">
            <text:p text:style-name="P8">https://github.com/PubInv/general-purpose-alarm-device/tree/main/Hardware</text:p>
          </table:table-cell>
        </table:table-row>
        <table:table-row table:style-name="Table2.3">
          <table:table-cell table:style-name="Table2.A5" office:value-type="string">
            <text:p text:style-name="P8">GeneralPurposeAlarmDevicePCB</text:p>
          </table:table-cell>
          <table:table-cell table:style-name="Table2.A5" office:value-type="string">
            <text:p text:style-name="P8">KiCad schematic and PCB files</text:p>
          </table:table-cell>
          <table:table-cell table:style-name="Table2.A5" office:value-type="string">
            <text:p text:style-name="P8">CERN Open Hardware Licence Version 2 - Strongly Reciprocal</text:p>
          </table:table-cell>
          <table:table-cell table:style-name="Table2.A5" office:value-type="string">
            <text:p text:style-name="P8">https://github.com/PubInv/general-purpose-alarm-device/tree/main/Hardware/GeneralPurposeAlarmDevicePCB</text:p>
          </table:table-cell>
        </table:table-row>
        <table:table-row table:style-name="Table2.3">
          <table:table-cell table:style-name="Table2.A3" office:value-type="string">
            <text:p text:style-name="P8">Enclosure</text:p>
          </table:table-cell>
          <table:table-cell table:style-name="Table2.A3" office:value-type="string">
            <text:p text:style-name="P8">OpenSCAD and FreeCAD source files, STL and STEP files for the enclosure</text:p>
          </table:table-cell>
          <table:table-cell table:style-name="Table2.A3" office:value-type="string">
            <text:p text:style-name="P8">CERN Open Hardware Licence Version 2 - Strongly Reciprocal</text:p>
          </table:table-cell>
          <table:table-cell table:style-name="Table2.A3" office:value-type="string">
            <text:p text:style-name="P8">https://github.com/PubInv/general-purpose-alarm-device/tree/main/Hardware/Enclosure</text:p>
          </table:table-cell>
        </table:table-row>
        <table:table-row table:style-name="Table2.3">
          <table:table-cell table:style-name="Table2.A3" office:value-type="string">
            <text:p text:style-name="P8">Manufacturing</text:p>
          </table:table-cell>
          <table:table-cell table:style-name="Table2.A3" office:value-type="string">
            <text:p text:style-name="P8">Bill of materials, Gerber files and desecrption records of parts ordered for the builds.</text:p>
          </table:table-cell>
          <table:table-cell table:style-name="Table2.A3" office:value-type="string">
            <text:p text:style-name="P8">CERN Open Hardware Licence Version 2 - Strongly Reciprocal</text:p>
          </table:table-cell>
          <table:table-cell table:style-name="Table2.A3" office:value-type="string">
            <text:p text:style-name="P8">https://github.com/PubInv/general-purpose-alarm-device/tree/main/Hardware/Manufacturing</text:p>
          </table:table-cell>
        </table:table-row>
        <table:table-row table:style-name="Table2.3">
          <table:table-cell table:style-name="Table2.A3" office:value-type="string">
            <text:p text:style-name="P8">Manufacturing and Unit Test Documentation</text:p>
          </table:table-cell>
          <table:table-cell table:style-name="Table2.A3" office:value-type="string">
            <text:p text:style-name="P8">Assembly instructions and notes </text:p>
          </table:table-cell>
          <table:table-cell table:style-name="Table2.A3" office:value-type="string">
            <text:p text:style-name="P8">CERN Open Hardware Licence Version 2 - Strongly Reciprocal</text:p>
          </table:table-cell>
          <table:table-cell table:style-name="Table2.A3" office:value-type="string">
            <text:p text:style-name="P8">https://github.com/PubInv/general-purpose-alarm-device/blob/main/Hardware/Documentation/ManufacturingUnitTestTroubleshootingRev2.md</text:p>
          </table:table-cell>
        </table:table-row>
      </table:table>
      <text:p text:style-name="P17"><text:s/></text:p>
      <text:p text:style-name="P3"><text:soft-page-break/>For each design file listed in the summary table above, include a short description of the file below (just one or two sentences per design file).</text:p>
      <text:p text:style-name="P57"/>
      <text:p text:style-name="P52">Bill of materials</text:p>
      <text:p text:style-name="P20"><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3"/>
      <text:p text:style-name="P1">The spread sheet used to receive the KiCad generated BOM/PARTS LIST and to transform it into the files necessary for ordering PCB assemblies from JLCPCB is found at:</text:p>
      <text:p text:style-name="P22"><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1"/>
      <text:p text:style-name="P1">Instructions are built into the spreadsheet for its use.</text:p>
      <text:p text:style-name="P22"><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3"/>
      <text:list xml:id="list1346183834" text:continue-numbering="true" text:style-name="WWNum8">
        <text:list-item>
          <text:p text:style-name="P109">Bill of materials summary</text:p>
        </text:list-item>
      </text:list>
      <text:p text:style-name="P3">Complete a separate row for each component of your hardware – all components associated with a cost should be listed and any empty rows should be deleted. </text:p>
      <text:p text:style-name="P6"/>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7">Designator</text:p>
          </table:table-cell>
          <table:table-cell table:style-name="Table3.A1" office:value-type="string">
            <text:p text:style-name="P7">Component </text:p>
          </table:table-cell>
          <table:table-cell table:style-name="Table3.A1" office:value-type="string">
            <text:p text:style-name="P7">Number</text:p>
          </table:table-cell>
          <table:table-cell table:style-name="Table3.A1" office:value-type="string">
            <text:p text:style-name="P7">Cost per unit -currency</text:p>
          </table:table-cell>
          <table:table-cell table:style-name="Table3.A1" office:value-type="string">
            <text:p text:style-name="P7">Total cost -</text:p>
            <text:p text:style-name="P7">currency</text:p>
          </table:table-cell>
          <table:table-cell table:style-name="Table3.A1" office:value-type="string">
            <text:p text:style-name="P7">Source of materials</text:p>
          </table:table-cell>
          <table:table-cell table:style-name="Table3.A1" office:value-type="string">
            <text:p text:style-name="P7">Material type</text:p>
          </table:table-cell>
        </table:table-row>
        <table:table-row table:style-name="Table3.1">
          <table:table-cell table:style-name="Table3.A1" office:value-type="string">
            <text:p text:style-name="P3">If possible, use the same designator here as you use in the associated design file. If that’s not possible, you will need to explain the relationship between the two.</text:p>
          </table:table-cell>
          <table:table-cell table:style-name="Table3.A1" office:value-type="string">
            <text:p text:style-name="P3">Name of Component 1</text:p>
          </table:table-cell>
          <table:table-cell table:style-name="Table3.A1" office:value-type="string">
            <text:p text:style-name="P3">Number of units</text:p>
          </table:table-cell>
          <table:table-cell table:style-name="Table3.A1" office:value-type="string">
            <text:p text:style-name="P3">Cost per unit and the currency used</text:p>
          </table:table-cell>
          <table:table-cell table:style-name="Table3.A1" office:value-type="string">
            <text:p text:style-name="P3">Total cost and the currency used</text:p>
          </table:table-cell>
          <table:table-cell table:style-name="Table3.A1" office:value-type="string">
            <text:p text:style-name="P3">If possible, include a direct link to a webpage where the component can be purchased </text:p>
          </table:table-cell>
          <table:table-cell table:style-name="Table3.A1" office:value-type="string">
            <text:p text:style-name="P3">Select from: </text:p>
            <text:p text:style-name="P9">-Metal</text:p>
            <text:p text:style-name="P9">-Semi-conductor</text:p>
            <text:p text:style-name="P9">-Ceramic</text:p>
            <text:p text:style-name="P9">-Polymer</text:p>
            <text:p text:style-name="P9">-Biomaterial</text:p>
            <text:p text:style-name="P9">-Organic</text:p>
            <text:p text:style-name="P9">-Inorganic</text:p>
            <text:p text:style-name="P9">-Composite</text:p>
            <text:p text:style-name="P9">-Nanomaterial</text:p>
            <text:p text:style-name="P9">-Semiconductor</text:p>
            <text:p text:style-name="P9">-Non-specific</text:p>
            <text:p text:style-name="P20"><text:span text:style-name="T5">-Other</text:span><text:span text:style-name="T7"> </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3"/>
      <text:p text:style-name="P3">You can use this space for any additional descriptions of the materials used. </text:p>
      <text:p text:style-name="P13"/>
      <text:list xml:id="list1241797666" text:continue-numbering="true" text:style-name="WWNum8">
        <text:list-item>
          <text:p text:style-name="P103">Build instructions </text:p>
        </text:list-item>
      </text:list>
      <text:p text:style-name="P56"/>
      <text:p text:style-name="P45">Detailed instructions for the balance of manufacturing on the assemblies received from JLCPCB is in a mark down document, “Manufacturing and Unit Test Documentation, PCB Version 2.0, 20230228” found at:</text:p>
      <text:p text:style-name="P45"><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5"><text:soft-page-break/>The time to build assemblies was capture in a Github Issue.</text:p>
      <text:p text:style-name="P45">See Github Issue #229: The labor to assemble the printed circuit assembly <text:s/>is approximately 40 minutes per unit.</text:p>
      <text:p text:style-name="P3">Provide detailed, step-by-step construction instructions for the submitted hardware:</text:p>
      <text:list xml:id="list1956424997352506669" text:style-name="L3">
        <text:list-item>
          <text:p text:style-name="P105">Include all necessary information for reproducing it.</text:p>
        </text:list-item>
        <text:list-item>
          <text:p text:style-name="P105">Explain and (when possible) characterize design decisions. Include any design alternatives you created.</text:p>
        </text:list-item>
        <text:list-item>
          <text:p text:style-name="P105">Use visual instructions such as schematics, images and videos.</text:p>
        </text:list-item>
        <text:list-item>
          <text:p text:style-name="P110"><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5">Highlight any potential safety concerns.</text:p>
        </text:list-item>
      </text:list>
      <text:p text:style-name="P58"/>
      <text:list xml:id="list1317611689" text:continue-list="list1241797666" text:style-name="WWNum8">
        <text:list-item>
          <text:p text:style-name="P100">Operation instructions </text:p>
        </text:list-item>
      </text:list>
      <text:p text:style-name="P3">Provide detailed, step-by-step instructions for the safe and proper operation of the hardware. </text:p>
      <text:list xml:id="list1073848650988789162" text:style-name="L4">
        <text:list-item>
          <text:p text:style-name="P106">Use visual instructions, as necessary.</text:p>
        </text:list-item>
        <text:list-item>
          <text:p text:style-name="P106">Highlight any potential safety hazards.</text:p>
        </text:list-item>
      </text:list>
      <text:p text:style-name="P40">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7">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0"/>
      <text:p text:style-name="P40">Conceptually, the sensing device treats the GPAD as an API—an Application Programmers Interface. The six alarm levels are conceptually named:</text:p>
      <text:list xml:id="list6626530913479487938" text:style-name="L5">
        <text:list-item>
          <text:p text:style-name="P108">Silent,</text:p>
        </text:list-item>
        <text:list-item>
          <text:p text:style-name="P108">Informational,</text:p>
        </text:list-item>
        <text:list-item>
          <text:p text:style-name="P108">Problem,</text:p>
        </text:list-item>
        <text:list-item>
          <text:p text:style-name="P108">Warning,</text:p>
        </text:list-item>
        <text:list-item>
          <text:p text:style-name="P108">Critical,</text:p>
        </text:list-item>
        <text:list-item>
          <text:p text:style-name="P108">Panic.</text:p>
        </text:list-item>
      </text:list>
      <text:p text:style-name="P40">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0"/>
      <text:p text:style-name="P40">Similarly, the GPAD makes a loud siren sound, which could be described as a “squeal” or a “scream”. This sound currently gets louder as the alarm level increases. We believe future versions should program additional severity cues, such as pulsing on-and-off at different rates, but we have not yet coded that. Of course, the user is free to change or improve the coding of the GPAD itself.</text:p>
      <text:p text:style-name="P40"/>
      <text:p text:style-name="P40">In order to actually send the message, the programmer of the sensing device will likely use our software library. A C/C++ programmer will likely immediately understand the API from its actual declaration in the file alarm_api.h:</text:p>
      <text:p text:style-name="P41">#ifndef ALARM_API</text:p>
      <text:p text:style-name="P41">#define ALARM_API</text:p>
      <text:p text:style-name="P41">#include &lt;Stream.h&gt;</text:p>
      <text:p text:style-name="P41"/>
      <text:p text:style-name="P41"><text:soft-page-break/>enum AlarmLevel { silent, informational, problem, warning, critical, panic };</text:p>
      <text:p text:style-name="P41">// const char *AlarmNames[] = { "OK <text:s text:c="2"/>","INFO.","PROB.","WARN ","CRIT.","PANIC" };</text:p>
      <text:p text:style-name="P41">const int NUM_LEVELS = 6;</text:p>
      <text:p text:style-name="P41"/>
      <text:p text:style-name="P41">const int MAX_MSG_LEN = 80;</text:p>
      <text:p text:style-name="P41">const int MAX_BUFFER_SIZE = MAX_MSG_LEN + 1;</text:p>
      <text:p text:style-name="P41">typedef struct {</text:p>
      <text:p text:style-name="P41"><text:s text:c="16"/>uint8_t lvl;</text:p>
      <text:p text:style-name="P41"><text:s text:c="16"/>// we will use a null-terminated string!</text:p>
      <text:p text:style-name="P41"><text:s text:c="16"/>char msg[MAX_MSG_LEN+1];</text:p>
      <text:p text:style-name="P41"><text:s text:c="15"/>} AlarmEvent;</text:p>
      <text:p text:style-name="P41"/>
      <text:p text:style-name="P41">int alarm_event(AlarmEvent&amp; event,Stream &amp;serialport);</text:p>
      <text:p text:style-name="P41">int alarm(AlarmLevel level,char *str,Stream &amp;serialport);</text:p>
      <text:p text:style-name="P41"/>
      <text:p text:style-name="P41">#endif</text:p>
      <text:p text:style-name="P42">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2"/>
      <text:list xml:id="list718373000203220913" text:style-name="Outline">
        <text:list-item>
          <text:list>
            <text:list-item>
              <text:list>
                <text:list-item>
                  <text:h text:style-name="P73" text:outline-level="3">Hardware Connection</text:h>
                </text:list-item>
              </text:list>
            </text:list-item>
          </text:list>
        </text:list-item>
      </text:list>
      <text:p text:style-name="P48">Schematics in PDF form can be found in the folder at:</text:p>
      <text:p text:style-name="P48"><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48">You can View Schematics on Line with the links at: https://github.com/PubInv/general-purpose-alarm-device/tree/main/Hardware/GeneralPurposeAlarmDevicePCB</text:p>
      <text:p text:style-name="P48">The GPAD requires a 12V power supply via a standard 5.5mm OD 2.1mm pin. It draws less that 1000 mA, even at the highest alarm level.</text:p>
      <text:p text:style-name="P48">The GPAD exposes an SPI interface through an RJ12 jack. The SPI pins are mapped the the RJ12 jack as:</text:p>
      <text:h text:style-name="P72" text:outline-level="2">SPI Peripherial Pins</text:h>
      <text:p text:style-name="P47">The connector is JR12 6P6C and pin 1 is on the left when the connector is held with the contact pins up and facing the observer.<text:line-break/>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71"><text:span text:style-name="Strong_20_Emphasis">Pin#</text:span></text:p>
            </table:table-cell>
            <table:table-cell table:style-name="Table4.A1" office:value-type="string">
              <text:p text:style-name="P71"><text:span text:style-name="Strong_20_Emphasis">Signal Name</text:span></text:p>
            </table:table-cell>
            <table:table-cell table:style-name="Table4.A1" office:value-type="string">
              <text:p text:style-name="P71"><text:span text:style-name="Strong_20_Emphasis">Note</text:span></text:p>
            </table:table-cell>
          </table:table-row>
        </table:table-header-rows>
        <table:table-row>
          <table:table-cell table:style-name="Table4.A1" office:value-type="string">
            <text:p text:style-name="P70">1</text:p>
          </table:table-cell>
          <table:table-cell table:style-name="Table4.A1" office:value-type="string">
            <text:p text:style-name="P70">nCS</text:p>
          </table:table-cell>
          <table:table-cell table:style-name="Table4.A1" office:value-type="string">
            <text:p text:style-name="P70">Active low</text:p>
          </table:table-cell>
        </table:table-row>
        <table:table-row>
          <table:table-cell table:style-name="Table4.A1" office:value-type="string">
            <text:p text:style-name="P70">2</text:p>
          </table:table-cell>
          <table:table-cell table:style-name="Table4.A1" office:value-type="string">
            <text:p text:style-name="P70">COPI</text:p>
          </table:table-cell>
          <table:table-cell table:style-name="Table4.A1" office:value-type="string">
            <text:p text:style-name="P70">Input to GPAD</text:p>
          </table:table-cell>
        </table:table-row>
        <table:table-row>
          <table:table-cell table:style-name="Table4.A1" office:value-type="string">
            <text:p text:style-name="P70">3</text:p>
          </table:table-cell>
          <table:table-cell table:style-name="Table4.A1" office:value-type="string">
            <text:p text:style-name="P70">GND</text:p>
          </table:table-cell>
          <table:table-cell table:style-name="Table4.A1" office:value-type="string">
            <text:p text:style-name="P69"/>
          </table:table-cell>
        </table:table-row>
        <table:table-row>
          <table:table-cell table:style-name="Table4.A1" office:value-type="string">
            <text:p text:style-name="P70">4</text:p>
          </table:table-cell>
          <table:table-cell table:style-name="Table4.A1" office:value-type="string">
            <text:p text:style-name="P70">SCK</text:p>
          </table:table-cell>
          <table:table-cell table:style-name="Table4.A1" office:value-type="string">
            <text:p text:style-name="P70">Input to GPAD</text:p>
          </table:table-cell>
        </table:table-row>
        <table:table-row>
          <table:table-cell table:style-name="Table4.A1" office:value-type="string">
            <text:p text:style-name="P70">5</text:p>
          </table:table-cell>
          <table:table-cell table:style-name="Table4.A1" office:value-type="string">
            <text:p text:style-name="P70">ControllerVcc</text:p>
          </table:table-cell>
          <table:table-cell table:style-name="Table4.A1" office:value-type="string">
            <text:p text:style-name="P70">5 Volts, an optional way to put power into the GPAD</text:p>
          </table:table-cell>
        </table:table-row>
        <table:table-row>
          <table:table-cell table:style-name="Table4.A1" office:value-type="string">
            <text:p text:style-name="P70">6</text:p>
          </table:table-cell>
          <table:table-cell table:style-name="Table4.A1" office:value-type="string">
            <text:p text:style-name="P70">CIPO</text:p>
          </table:table-cell>
          <table:table-cell table:style-name="Table4.A1" office:value-type="string">
            <text:p text:style-name="P70">Output from GPAD, 5V.</text:p>
          </table:table-cell>
        </table:table-row>
      </table:table>
      <text:p text:style-name="P48"/>
      <text:p text:style-name="P48"/>
      <text:p text:style-name="P48"/>
      <text:p text:style-name="P67"/>
      <text:p text:style-name="P67"><text:tab/></text:p>
      <text:p text:style-name="P42"/>
      <text:p text:style-name="P43">Muting</text:p>
      <text:p text:style-name="P42"/>
      <text:p text:style-name="P42">The GPAD has a mute button. The button silences the sound but does not change the LED lighting. The GPAD stores an internal state as muted or not. The mute state is not accessible to the controlling device.</text:p>
      <text:p text:style-name="P42"/>
      <text:p text:style-name="P42">Example Controller Devices</text:p>
      <text:p text:style-name="P42"/>
      <text:p text:style-name="P42">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4854616672660751515" text:style-name="L6">
        <text:list-item>
          <text:p text:style-name="P111">“a” is the most important command, and is used to set the alarm level.</text:p>
        </text:list-item>
      </text:list>
      <text:p text:style-name="P42"/>
      <text:p text:style-name="P42"/>
      <text:p text:style-name="P42"/>
      <text:p text:style-name="P42"/>
      <text:p text:style-name="P42">s</text:p>
      <text:p text:style-name="P41"/>
      <text:p text:style-name="P50"><text:soft-page-break/></text:p>
      <text:list xml:id="list2066093579" text:continue-list="list1317611689" text:style-name="WWNum8">
        <text:list-item>
          <text:p text:style-name="P100">Validation and characterization </text:p>
        </text:list-item>
      </text:list>
      <text:p text:style-name="P3">Demonstrate the operation of the hardware and characterize its performance for a specific scientific application. </text:p>
      <text:list xml:id="list4597911890427207834" text:style-name="L7">
        <text:list-item>
          <text:p text:style-name="P107">Highlight a relevant use case.</text:p>
        </text:list-item>
        <text:list-item>
          <text:p text:style-name="P107">If possible, characterize performance of the hardware over operational parameters.</text:p>
        </text:list-item>
        <text:list-item>
          <text:p text:style-name="P107">Create a bulleted list describing the capabilities (and limitations) of the hardware. For example, load and operation time, spin speed, coefficient of variation, accuracy, precision, etc.</text:p>
        </text:list-item>
      </text:list>
      <text:p text:style-name="P68"/>
      <text:p text:style-name="P14"/>
      <text:p text:style-name="P36">CRediT author statement</text:p>
      <text:p text:style-name="P37"/>
      <text:p text:style-name="P39"><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38"/>
      <text:p text:style-name="P38">Lawrence Kincheloe designed the enclosure and mentored the OU capstone projects.. Lee performed schematic capture designed the PCBs.</text:p>
      <text:p text:style-name="P31"/>
      <text:p text:style-name="P26"><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5"/>
      <text:p text:style-name="P36">Acknowledgments</text:p>
      <text:p text:style-name="P37"/>
      <text:h text:style-name="P88" text:outline-level="2">Oluseyi 'Seyi' Adeniyi made significant improvements to the test software.</text:h>
      <text:p text:style-name="P38"/>
      <text:p text:style-name="P38">We would like to thank two senior capstone engineering classes at the University of Oklahoma who made potential extensions to the GPAD. Although they have not yet been used in this project, they have clarified our thinking for future enhancements.</text:p>
      <text:p text:style-name="P37"/>
      <text:p text:style-name="P38">Funding: This work was supported by Public Invention, Austin, TX, a US 501c3 public charity.</text:p>
      <text:p text:style-name="P10"/>
      <text:p text:style-name="P53">References</text:p>
      <text:p text:style-name="P20"><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3"/>
      <text:p text:style-name="P65">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63">Author manuscript checklist</text:p>
      <text:list xml:id="list2636098199841816778" text:style-name="WWNum17">
        <text:list-item>
          <text:p text:style-name="P75"><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8"/>
      <text:list xml:id="list2265200311946358572" text:style-name="WWNum18">
        <text:list-item>
          <text:p text:style-name="P76">Can the hardware be reproduced with the details provided in the submission?</text:p>
        </text:list-item>
      </text:list>
      <text:p text:style-name="P18"/>
      <text:list xml:id="list8153914776846824145" text:style-name="WWNum19">
        <text:list-item>
          <text:p text:style-name="P77">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82"><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82"><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82"><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8"/>
      <text:list xml:id="list6778474914346718869" text:style-name="WWNum20">
        <text:list-item>
          <text:p text:style-name="P78">Are visual instructions used when necessary?</text:p>
        </text:list-item>
      </text:list>
      <text:p text:style-name="P18"/>
      <text:list xml:id="list78258990844284439" text:style-name="WWNum21">
        <text:list-item>
          <text:p text:style-name="P79">Is the utility of the hardware to the scientific community explained clearly? Has a specific scientific application been demonstrated using the hardware?</text:p>
        </text:list-item>
      </text:list>
      <text:p text:style-name="P18"/>
      <text:list xml:id="list8816165507759962207" text:style-name="WWNum22">
        <text:list-item>
          <text:p text:style-name="P80">Is the performance of the hardware adequately demonstrated and characterized?</text:p>
        </text:list-item>
      </text:list>
      <text:p text:style-name="P18"/>
      <text:list xml:id="list1095373718397179722" text:style-name="WWNum23">
        <text:list-item>
          <text:p text:style-name="P81">Are all potential safety concerns addressed?</text:p>
        </text:list-item>
      </text:list>
      <text:p text:style-name="P18"/>
      <text:list xml:id="list1842014683" text:continue-numbering="true" text:style-name="WWNum23">
        <text:list-item>
          <text:p text:style-name="P83"><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49"/>
      <text:p text:style-name="P19"><text:bookmark-start text:name="_Hlk71365607"/></text:p>
      <text:p text:style-name="P19">Reminder: Before you submit, please delete all </text:p>
      <text:p text:style-name="P19">the instructions in this document (the text in italics), including this paragraph. </text:p>
      <text:p text:style-name="P19">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mazon Ember" svg:font-family="'Amazon Ember', Arial, sans-serif"/>
    <style:font-face style:name="Arial2" svg:font-family="Arial, Helvetica, sans-serif"/>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1"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1"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1" style:font-style-complex="normal" style:font-weight-complex="normal" style:text-scale="100%"/>
    </style:style>
    <style:style style:name="ListLabel_20_10" style:display-name="ListLabel 10" style:family="text">
      <style:text-properties style:font-name-asian="Calibri1" style:font-name-complex="Calibri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19</meta:editing-cycles>
    <meta:print-date>2023-06-24T13:47:34.60</meta:print-date>
    <meta:creation-date>2021-07-01T12:42:00</meta:creation-date>
    <dc:date>2023-06-29T18:25:09</dc:date>
    <meta:editing-duration>P2DT37M39S</meta:editing-duration>
    <meta:generator>OpenOffice/4.1.14$Unix OpenOffice.org_project/4114m1$Build-9811</meta:generator>
    <dc:creator>Robert Read</dc:creator>
    <meta:document-statistic meta:table-count="4" meta:image-count="0" meta:object-count="0" meta:page-count="11" meta:paragraph-count="257" meta:word-count="3425" meta:character-count="22182"/>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